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2,9 2412">
            <text:p>test_Parser(primitives): 2,9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2.9">
            <text:p>2,9 sec</text:p>
          </table:table-cell>
          <table:table-cell table:style-name="ce162" table:formula="of:=TESTSTAT(&quot;count&quot;; [.B46])" office:value-type="float" office:value="2412">
            <text:p>2412</text:p>
          </table:table-cell>
          <table:table-cell table:style-name="ce164" table:formula="of:=[.E46]/[.D46]" office:value-type="float" office:value="831.724137931035">
            <text:p>831,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2,5 1546">
            <text:p>test_Parser(multiplicity): 2,5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2.5">
            <text:p>2,5 sec</text:p>
          </table:table-cell>
          <table:table-cell table:style-name="ce162" table:formula="of:=TESTSTAT(&quot;count&quot;; [.B47])" office:value-type="float" office:value="1546">
            <text:p>1546</text:p>
          </table:table-cell>
          <table:table-cell table:style-name="ce164" table:formula="of:=[.E47]/[.D47]" office:value-type="float" office:value="618.4">
            <text:p>618,4 a/sec</text:p>
          </table:table-cell>
          <table:table-cell table:number-columns-repeated="4"/>
        </table:table-row>
        <table:table-row table:style-name="ro6">
          <table:table-cell/>
          <table:table-cell table:formula="of:=TEST_PARSER(&quot;basic&quot;)" office:value-type="string" office:string-value="test_Parser(basic): 9,9 9107">
            <text:p>test_Parser(basic): 9,9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9.9">
            <text:p>9,9 sec</text:p>
          </table:table-cell>
          <table:table-cell table:style-name="ce162" table:formula="of:=TESTSTAT(&quot;count&quot;; [.B48])" office:value-type="float" office:value="9107">
            <text:p>9107</text:p>
          </table:table-cell>
          <table:table-cell table:style-name="ce164" table:formula="of:=[.E48]/[.D48]" office:value-type="float" office:value="919.89898989899">
            <text:p>919,9 a/sec</text:p>
          </table:table-cell>
          <table:table-cell table:number-columns-repeated="4"/>
        </table:table-row>
        <table:table-row table:style-name="ro6">
          <table:table-cell/>
          <table:table-cell table:formula="of:=TEST_PARSER(&quot;special&quot;)" office:value-type="string" office:string-value="test_Parser(special): 1,3 479">
            <text:p>test_Parser(special): 1,3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3">
            <text:p>1,3 sec</text:p>
          </table:table-cell>
          <table:table-cell table:style-name="ce162" table:formula="of:=TESTSTAT(&quot;count&quot;; [.B49])" office:value-type="float" office:value="479">
            <text:p>479</text:p>
          </table:table-cell>
          <table:table-cell table:style-name="ce164" table:formula="of:=[.E49]/[.D49]" office:value-type="float" office:value="368.461538461538">
            <text:p>368,5 a/sec</text:p>
          </table:table-cell>
          <table:table-cell table:number-columns-repeated="4"/>
        </table:table-row>
        <table:table-row table:style-name="ro6">
          <table:table-cell/>
          <table:table-cell table:formula="of:=TEST_PARSER(&quot;numbers&quot;)" office:value-type="string" office:string-value="test_Parser(numbers): 4,7 3046">
            <text:p>test_Parser(numbers): 4,7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4.7">
            <text:p>4,7 sec</text:p>
          </table:table-cell>
          <table:table-cell table:style-name="ce162" table:formula="of:=TESTSTAT(&quot;count&quot;; [.B50])" office:value-type="float" office:value="3046">
            <text:p>3046</text:p>
          </table:table-cell>
          <table:table-cell table:style-name="ce164" table:formula="of:=[.E50]/[.D50]" office:value-type="float" office:value="648.085106382979">
            <text:p>648,1 a/sec</text:p>
          </table:table-cell>
          <table:table-cell table:number-columns-repeated="4"/>
        </table:table-row>
        <table:table-row table:style-name="ro6">
          <table:table-cell/>
          <table:table-cell table:formula="of:=TEST_PARSER(&quot;types&quot;)" office:value-type="string" office:string-value="test_Parser(types): 10 11149">
            <text:p>test_Parser(types): 10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10">
            <text:p>10,0 sec</text:p>
          </table:table-cell>
          <table:table-cell table:style-name="ce162" table:formula="of:=TESTSTAT(&quot;count&quot;; [.B51])" office:value-type="float" office:value="11149">
            <text:p>11149</text:p>
          </table:table-cell>
          <table:table-cell table:style-name="ce164" table:formula="of:=[.E51]/[.D51]" office:value-type="float" office:value="1114.9">
            <text:p>1114,9 a/sec</text:p>
          </table:table-cell>
          <table:table-cell table:number-columns-repeated="4"/>
        </table:table-row>
        <table:table-row table:style-name="ro6">
          <table:table-cell table:number-columns-repeated="3"/>
          <table:table-cell table:style-name="ce161" table:formula="of:=SUM([.D46:.D51])" office:value-type="float" office:value="31.3">
            <text:p>31,3 sec</text:p>
          </table:table-cell>
          <table:table-cell table:style-name="ce163" table:formula="of:=SUM([.E46:.E51])" office:value-type="float" office:value="27739">
            <text:p>27739</text:p>
          </table:table-cell>
          <table:table-cell table:style-name="ce165" table:formula="of:=[.E52]/[.D52]" office:value-type="float" office:value="886.230031948882">
            <text:p>886,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29,5 27734">
            <text:p>test_Parser(all): 29,5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29.5">
            <text:p>29,5 sec</text:p>
          </table:table-cell>
          <table:table-cell table:style-name="ce162" table:formula="of:=TESTSTAT(&quot;count&quot;; [.B54])" office:value-type="float" office:value="27734">
            <text:p>27734</text:p>
          </table:table-cell>
          <table:table-cell table:style-name="ce164" table:formula="of:=[.E54]/[.D54]" office:value-type="float" office:value="940.135593220339">
            <text:p>940,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8">28.05.2017</text:date>, <text:time>14:47:2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8T14:47:22.26</dc:date>
    <meta:editing-duration>P163DT13H39M4S</meta:editing-duration>
    <meta:editing-cycles>719</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Type DataCtor
	tag		 As String
	str		 As String	' debugger shows that in inspector
	_name	 As String	' see TypeCtor._name
	typeCtor As TypeCtor
	argTypes As Array
	arity    As Integer
End Type



Const DataCtor_name     = 0
Const DataCtor_argTypes = 1
Const DataCtor_typeCtor = 2

Const DataTypeCtor_name  	 = 0
Const DataTypeCtor_arity 	 = 1
Const DataTypeCtor_dataCtors = 2

		
Type DataValue
	str		 As String	' debugger shows that in inspector
	id		 As Long
	ctor	 As DataCtor
	fields   As Array
End Type

Sub Main
	[test_Type======================================]
End Sub


Function _newDataValue(ctor As DataValue, ByRef args As Array)
	Static instanceCount As Long
	Dim out As New DataValue
	out.ctor   = ctor
	out.fields = args
	out.id	   = instanceCount
	instanceCount = instanceCount + 1

	If Not(isNull(ctor)) Then
		_validate(out)
	End If
	_newDataValue = out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rgTypes As Variant
	a = UBound(v.fields)
	argTypes = v.ctor.fields(DataCtor_argTypes)
	If isArray(argTypes) Then
		x = UBound(argTypes)
	Else
		x = a	' TODO: argTypes as List
	End If
	If x &lt;&gt; a Then
		x = x + 1
		a = a + 1
		croak("_validate: DataCtor " &amp; v.ctor.fields(DataCtor_name) _
			&amp; " requires " &amp; x &amp; IIf(x = 1, " arg", " args") _
			&amp; " - got " &amp; a _
		)
	End If
	Goto _validate_end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DataValue_same(a As DataValue, b As DataValue)
	DataValue_same = (a.id = b.id)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v.id &amp; "")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isTypeOf(t As Object, v As DataValue)
	Dim out
	out = False
	If Not(isDataValue(t)) Then
		croak("isTypeOf/NYI: test against non-dataType type " &amp; toString(t))
	End If
	If isDataTypeCtor(t) Then
		Dim r As Integer
		r = field(DataTypeCtor_arity, t)
		If (r &lt;&gt; 0) Then
			croak("isTypeOf/NYI: test against not-completely-applied TypeCtor " &amp; toString(t))
		End If
		Dim c  As DataValue : c  = ctorOf(v)
		Dim tc As DataValue : tc = field(DataCtor_typeCtor, c)
		
		out = field(DataTypeCtor_name, tc) = field(DataTypeCtor_name, t)
	Else
		croak("isTypeOf/NYI: test against type " &amp; toString(t))
	End If
	isTypeOf = ou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bootStrap()
		
	'test_Type_isDataType()
	'test_Type_TypeCtor()
	'test_Type_DataCtor()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
	Dim cNil
	' let's make something that is (almost) a DataCtor
	cNil = _newDataValue(Nothing, Array( _
		"Nil", _
		emptyArray, _
		Nothing _
	)
	assertEqual(isDataValue(cNil), True).x
	
	' There's a member .id on each DataValue which is unique to
	' the particular instance. This yields a notion of sameness:
	assertEqual(DataValue_same(cNil, cNil), True).x
	' Even if we provide the very same values, we'll get a
	' different instance:
	Dim x
	x = _newDataValue(Nothing, Array( _
		"Nil", _
		emptyArray, _
		Nothing _
	)
	assertEqual(DataValue_same(x, cNil), False).x
	' "Sameness" is of course symmetric, ie x same y iff y same x:
	assertEqual(DataValue_same(cNil, x), False).x
	' ...and it is of course reflexive, ie forall x: x same x
	assertEqual(DataValue_same(x, x), True).x
	
	' The function DataValue_genericToString provides a way to
	' see what's inside a DataValue:
	Dim cNilStr As String
	cNilStr = DataValue_genericToString(cNil)
	assertEqual( _
		cNilStr, _
		"{ id: " &amp; cNil.id &amp; ","	&amp; NL &amp; _
		"  ctor: Nothing,"			&amp; NL &amp; _
		"  fields: Array("			&amp; NL &amp; _
		"    'Nil',"				&amp; NL &amp; _ 
		"    Array(),"				&amp; NL &amp; _ 
		"    Nothing"				&amp; NL &amp; _
		"  )"						&amp; NL &amp; _
		"}"							       _
	).x

	' with that we can make a Nil value:
	Dim vNil
	vNil = _newDataValue(cNil, emptyArray)
	assertEqual(isDataValue(vNil), True).x
	' It has a constructor that ctorOf accepts, and that is cFoo:
	assertEqual(DataValue_same(ctorOf(vNil), cNil), True).x
	
	Dim vNilStr As String
	vNilStr = DataValue_genericToString(vNil)
	assertEqual( _
		vNilStr, _
	    "{ id: " &amp; vNil.id	&amp; ","			&amp; NL &amp; _
		"  ctor: { id: " &amp; cNil.id &amp; ","	&amp; NL &amp; _
		"    ctor: Nothing,"				&amp; NL &amp; _
		"    fields: Array("				&amp; NL &amp; _
		"      'Nil',"						&amp; NL &amp; _ 
		"      Array(),"					&amp; NL &amp; _ 
		"      Nothing"						&amp; NL &amp; _
		"    )"								&amp; NL &amp; _
		"  },"								&amp; NL &amp; _
		"  fields: Array()"					&amp; NL &amp; _
		"}"									       _
	).x
	
	
	' access ctor fields:
	' TODO: why not .fields ?
	Dim c
	c = ctorOf(vNil)
	assertEqual(           field(DataCtor_name,     c),      "Nil").x
	assert_toString_equals(field(DataCtor_argTypes, c), emptyArray).x
	assertEqual(           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Foo's .ctor:
	cNil.ctor = cDataCtor
	' Now cFoo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Array(),"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 As DataValue
	tcDat = _newDataValue(cDataTypeCtor, Array( _
		"TDataCtor", _
		0, _
		Array(cDataCtor) _
	)
	' Since cDataCtor is a (the only) data ctor of tcDat, cDataCtor's
	' "typeCtor" field points back to tcDat. We could do this by indexing
	' into the .fields member and writing it there, like so:
	' cDataCtor.fields(DataCtor_typeCtor) = tcDat
	' But again, this pointer-fixing will occur everytime we create a new
	' data type (and its constructors), so:
 	assertEqual(field(DataCtor_typeCtor, cDataCtor), Nothing).x
	' was empty, now set it:
	_setTypeCtor(cDataCtor, tcDat)
	' now it's set:
	Dim it
	it = field(DataCtor_typeCtor, cDataCtor)
	assertEqual(DataValue_same(it, tcDat), True).x
	' we also have constants for accessing a DataTypeCtor's fields:	
	assertEqual( _
		field(DataTypeCtor_name, it), _
		field(DataTypeCtor_name, tcDat) ).x
	assertEqual( _
		field(DataTypeCtor_arity, it), _
		field(DataTypeCtor_arity, tcDat) ).x
	
	it = field(DataTypeCtor_dataCtors, tcDat)
	assertEqual(isArray(it), True).x
	assertEqual(DataValue_same(it(0), cDataCtor), True).x
	
	Dim tcDatStr As String
	tcDatStr = DataValue_genericToString(tcDat)
	
	'msgbox(tcDatStr &amp; NL &amp; NL &amp; _
	assertEqual(tcDatStr, _
		"{ id: " &amp; tcDat.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Typ As DataValue
	tcTyp = _mkValueFrom_lax(cDataTypeCtor, Array( _
		"TDataTypeCtor", _
		0, _
		Array(cDataTypeCtor) _
	))
	' and fill in the back-pointer:
	_setTypeCtor(cDataTypeCtor, tcTyp)
	assertEqual(DataValue_same(field(DataCtor_typeCtor, cDataTypeCtor), tcTyp), True).x
	
	Dim tcTypStr As String
	tcTypStr = DataValue_genericToString(tcTyp)
	
	'msgbox(tcTypStr &amp; NL &amp; NL &amp; _
	assertEqual(tcTypStr, _
		"{ id: " &amp; tcTyp.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Typ.id &amp; " }"					&amp; NL &amp; _
		"    )"												&amp; NL &amp; _
		"  },"												&amp; NL &amp; _
		"  fields: Array("									&amp; NL &amp; _
		"    'TDataTypeCtor',"								&amp; NL &amp; _
		"    0,"											&amp; NL &amp; _
		"    Array("										&amp; NL &amp; _
		"      { id: " &amp; cDataTypeCtor.id &amp; " }"			&amp; NL &amp; _
		"    )"												&amp; NL &amp; _
		"  )"												&amp; NL &amp; _
		"}" _
	).x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Nothing, tcList _
	))
	' There we have left empty the argTypes field, again because we
	' a List itself there. But we already filled in the type ctor:
	assertEqual(DataValue_same(field(DataCtor_typeCtor, cCons), tcList), True).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msgbox(DataValue_genericToString(tcList))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Typ, tcFooOrBar), True).x
	' Similarly, neither cFoo nor cBar are FooBar s:
	assertEqual(isTypeOf(tcFooOrBar, cFoo), False).x
	assertEqual(isTypeOf(tcFooOrBar, cBar), False).x
	' They're data constructors:
	assertEqual(isTypeOf(tcDat, cFoo), True).x
	assertEqual(isTypeOf(tcDat,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 Well, FooOrBar seems a bit boring. However, imagine just
	' different names:
	' - "Foo"      -&gt; "False"
	' - "Bar"      -&gt; "True"
	' - "FooOrBar" -&gt; "Bool"
	' From that we can see that even simple enumerations like that
	' are useful. Let's enumerate some types we have in BASIC:
	' BasicType = Boolean | String | Integer | Long | Double | Object
	Dim cBoolean, cString, cInteger, cLong, cDouble, cObject
	cBoolean = _mkValueFrom_lax(cDataCtor, Array("Boolean", emptyArray, Nothing))
	cString  = _mkValueFrom_lax(cDataCtor, Array("String",  emptyArray, Nothing))
	cInteger = _mkValueFrom_lax(cDataCtor, Array("Integer", emptyArray, Nothing))
	cLong    = _mkValueFrom_lax(cDataCtor, Array("Long",    emptyArray, Nothing))
	cDouble  = _mkValueFrom_lax(cDataCtor, Array("Double",  emptyArray, Nothing))
	cObject  = _mkValueFrom_lax(cDataCtor, Array("Object",  emptyArray, Nothing))
	Dim dataCtors, tcBasicType
	dataCtors = Array(cBoolean, cString, cInteger, cLong, cDouble, cObject)
	tcBasicType = _mkValueFrom_lax(cDataTypeCtor, _
		Array("BasicType", 0, dataCtors) _
	)
	For i = 0 To UBound(dataCtors)
		_setTypeCtor(dataCtors(i), tcBasicType)
	Next i
	' So now these are all proper data ctors:
	For i = 0 To UBound(dataCtors)
		assertEqual(isTypeOf(tcDat, dataCtors(i)), True).x
	Next i

	' Values created from these constructors:
	Dim vBoolean, vString, vInteger, vLong, vDouble, vObject
	vBoolean = _mkValueFrom_lax(cBoolean, emptyArray)
	vString  = _mkValueFrom_lax(cString,  emptyArray)
	vInteger = _mkValueFrom_lax(cInteger, emptyArray)
	vLong    = _mkValueFrom_lax(cLong,    emptyArray)
	vDouble  = _mkValueFrom_lax(cDouble,  emptyArray)
	vObject  = _mkValueFrom_lax(cObject,  emptyArray)
	Dim vBasicTypes
	vBasicTypes = Array(vBoolean, vString, vInteger, vLong, vDouble, vObject)
	
	' They're all of type BasicType:
	For i = 0 To UBound(dataCtors)
		v = vBasicTypes(i)
		assertEqual(isTypeOf(tcBasicType, v), True).x
	Next i
	' And they're not FooOrBar s, or DataCtor s or whatever:
	For i = 0 To UBound(dataCtors)
		v = vBasicTypes(i)
		assertEqual(isTypeOf(tcFooOrBar, v), False).x
		assertEqual(isTypeOf(tcDat,		 v), False).x
		assertEqual(isTypeOf(tcTyp,		 v), False).x
	Next i
	
	' With that we can replace the dummy strings "String" and "Integer"
	' that we used when defining DataCtor and DataTypeCtor:
	cDataCtor.fields(DataCtor_argTypes)(0) = vString ' field name
	' TODO: (even before) set cDataCtor.argType(2) = tcTyp
	cDataTypeCtor.fields(DataCtor_argTypes)(0) = vString  ' field name
	cDataTypeCtor.fields(DataCtor_argTypes)(1) = vInteger ' field arity

		
End Function



' ##############################################
Function test_Type_DataValue_old()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